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50000022B9E0EB5A758693C13.jpg" manifest:media-type="image/jpeg"/>
  <manifest:file-entry manifest:full-path="Pictures/10000000000000080000000804B398AF1D13287F.png" manifest:media-type="image/png"/>
  <manifest:file-entry manifest:full-path="Pictures/1000000000000320000002585662266187D70BF2.png" manifest:media-type="image/png"/>
  <manifest:file-entry manifest:full-path="Pictures/10000000000005000000032014154B320ABAE6A3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T Serif" svg:font-family="'PT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1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392cm" fo:min-width="3.54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3.988cm" fo:min-width="7.191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529cm" fo:min-width="12.343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ff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ffff" draw:marker-start-width="0.379cm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ffff" draw:marker-start-width="0.379cm" draw:marker-end-width="0.379cm" draw:fill-color="#ffffff" draw:opacity="0%" draw:opacity-name="" draw:textarea-horizontal-align="justify" draw:textarea-vertical-align="middle" draw:auto-grow-height="false" fo:min-height="1.59cm" fo:min-width="4.592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164cm" fo:min-width="3.673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449cm" fo:min-width="3.319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164cm" fo:min-width="4.45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ffff" draw:marker-start-width="0.379cm" draw:marker-end-width="0.379cm" draw:fill-color="#ffffff" draw:opacity="0%" draw:opacity-name="" draw:textarea-horizontal-align="justify" draw:textarea-vertical-align="middle" draw:auto-grow-height="false" fo:min-height="1.023cm" fo:min-width="3.721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505cm" fo:min-width="0.866cm"/>
    </style:style>
    <style:style style:name="gr15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505cm" fo:min-width="0.84cm"/>
    </style:style>
    <style:style style:name="gr16" style:family="graphic" style:parent-style-name="objectwithoutfill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15.3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15.9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14.5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13.38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12.765cm"/>
    </style:style>
    <style:style style:name="gr22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151cm" fo:min-width="4.475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15cm" fo:min-width="4.5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35cm" fo:min-width="4.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55cm" fo:min-width="4.5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35cm" fo:min-width="4.4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5cm" fo:min-width="4.5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25cm" fo:min-width="4.525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5cm" fo:min-width="4.6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ffffff" draw:marker-start-width="0.43cm" draw:marker-end-width="0.43cm" draw:textarea-vertical-align="middle" fo:padding-top="0.152cm" fo:padding-bottom="0.152cm" fo:padding-left="0.277cm" fo:padding-right="0.277cm"/>
    </style:style>
    <style:style style:name="gr31" style:family="graphic" style:parent-style-name="objectwithoutfill">
      <style:graphic-properties svg:stroke-width="0.053cm" svg:stroke-color="#ffffff" draw:marker-start-width="0.43cm" draw:marker-end-width="0.43cm" draw:fill="none" draw:textarea-vertical-align="middle" fo:padding-top="0.152cm" fo:padding-bottom="0.152cm" fo:padding-left="0.277cm" fo:padding-right="0.277cm"/>
    </style:style>
    <style:style style:name="gr32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514cm" fo:min-width="3.9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514cm" fo:min-width="4.5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62cm" fo:min-width="4.448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7.198cm" fo:min-width="2.648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667cm" fo:min-width="0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825cm" fo:min-width="0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737cm" fo:min-width="9.2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737cm" fo:min-width="7.6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323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2.196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9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813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000000" draw:marker-start-width="0.379cm" draw:marker-end-width="0.3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81cm" svg:stroke-color="#ffffff" draw:marker-start-width="0.472cm" draw:marker-end="Arrow" draw:marker-end-width="0.572cm" draw:fill="none" draw:fill-color="#000000" draw:textarea-vertical-align="middle" fo:padding-top="0.166cm" fo:padding-bottom="0.166cm" fo:padding-left="0.291cm" fo:padding-right="0.291cm" draw:shadow="hidden"/>
    </style:style>
    <style:style style:name="pr1" style:family="presentation" style:parent-style-name="lyt-brown-subtitle">
      <style:graphic-properties draw:stroke="solid" svg:stroke-width="0.05cm" svg:stroke-color="#ffffff" draw:marker-start-width="0.355cm" draw:marker-end-width="0.355cm" draw:fill-color="#ffffff" draw:auto-grow-height="true" fo:min-height="2.5cm" fo:padding-top="0.025cm" fo:padding-bottom="0.025cm" fo:padding-left="0.025cm" fo:padding-right="0.025cm"/>
    </style:style>
    <style:style style:name="pr2" style:family="presentation" style:parent-style-name="lyt-brown-notes">
      <style:graphic-properties draw:fill-color="#ffffff" draw:auto-grow-height="true" fo:min-height="13.364cm"/>
    </style:style>
    <style:style style:name="pr3" style:family="presentation" style:parent-style-name="eco-grey-title">
      <style:graphic-properties draw:fill="none" draw:fill-image-name="Empty" draw:fill-image-width="1cm" draw:fill-image-height="1cm" draw:auto-grow-height="true" fo:min-height="4.225cm"/>
    </style:style>
    <style:style style:name="pr4" style:family="presentation" style:parent-style-name="eco-grey-outline1" style:list-style-name="L3">
      <style:graphic-properties draw:auto-grow-height="true" fo:min-height="13.86cm"/>
    </style:style>
    <style:style style:name="pr5" style:family="presentation" style:parent-style-name="eco-grey-notes">
      <style:graphic-properties draw:fill-color="#ffffff" fo:min-height="13.114cm"/>
    </style:style>
    <style:style style:name="pr6" style:family="presentation" style:parent-style-name="eco-grey-title">
      <style:graphic-properties fo:min-height="3.506cm"/>
    </style:style>
    <style:style style:name="pr7" style:family="presentation" style:parent-style-name="eco-grey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ffffff" fo:font-weight="bold" fo:background-color="transparent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image-name="Empty" draw:fill-image-width="1cm" draw:fill-image-height="1cm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color="#ffffff" style:font-name="PT Serif" fo:font-weight="bold" style:font-weight-asian="bold" style:font-weight-complex="bold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="none"/>
      <style:paragraph-properties fo:text-align="center"/>
      <style:text-properties fo: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color="#ffffff" style:font-name="Georgia"/>
    </style:style>
    <style:style style:name="P13" style:family="paragraph">
      <loext:graphic-properties draw:fill-color="#ffffff" draw:opacity="0%"/>
      <style:paragraph-properties fo:text-align="center"/>
      <style:text-properties fo:color="#ffffff"/>
    </style:style>
    <style:style style:name="P14" style:family="paragraph">
      <loext:graphic-properties draw:fill-color="#ffffff" draw:opacity="0%"/>
      <style:paragraph-properties fo:text-align="center"/>
      <style:text-properties fo:color="#ffffff"/>
    </style:style>
    <style:style style:name="P15" style:family="paragraph">
      <style:text-properties fo:color="#ffffff"/>
    </style:style>
    <style:style style:name="P16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17" style:family="paragraph">
      <loext:graphic-properties draw:fill="none" draw:fill-color="#ffffff"/>
      <style:text-properties fo:color="#ffffff"/>
    </style:style>
    <style:style style:name="P18" style:family="paragraph">
      <loext:graphic-properties draw:fill="none"/>
      <style:paragraph-properties fo:text-align="center"/>
      <style:text-properties fo:color="#ffffff" fo:font-size="14pt" style:font-size-asian="18pt" style:font-size-complex="18pt"/>
    </style:style>
    <style:style style:name="P19" style:family="paragraph">
      <style:paragraph-properties fo:text-align="center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text-properties fo:color="#ffffff" style:font-name="Georgia" fo:font-size="32pt" style:font-size-asian="32pt" style:font-size-complex="32pt"/>
    </style:style>
    <style:style style:name="P22" style:family="paragraph">
      <loext:graphic-properties draw:fill="solid" draw:fill-color="#ffffff" draw:opacity="0%"/>
      <style:paragraph-properties fo:text-align="center"/>
      <style:text-properties fo:color="#ffffff" fo:language="fr" fo:country="FR"/>
    </style:style>
    <style:style style:name="P23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 fo:font-style="normal" fo:font-weight="bold" style:font-style-asian="normal" style:font-weight-asian="bold" style:font-style-complex="normal" style:font-weight-complex="bold"/>
    </style:style>
    <style:style style:name="P24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/>
    </style:style>
    <style:style style:name="P25" style:family="paragraph">
      <loext:graphic-properties draw:fill="solid" draw:fill-color="#ffffff" draw:opacity="0%"/>
      <style:paragraph-properties fo:text-align="center"/>
      <style:text-properties fo:color="#ffffff"/>
    </style:style>
    <style:style style:name="P26" style:family="paragraph">
      <loext:graphic-properties draw:fill="solid" draw:fill-color="#e6e6ff" draw:opacity="0%"/>
      <style:paragraph-properties fo:text-align="center"/>
      <style:text-properties fo:color="#ffffff" style:text-underline-style="solid" style:text-underline-width="auto" style:text-underline-color="#000000"/>
    </style:style>
    <style:style style:name="P27" style:family="paragraph">
      <loext:graphic-properties draw:fill="solid" draw:fill-color="#ffffff" draw:opacity="0%"/>
      <style:paragraph-properties fo:text-align="center"/>
    </style:style>
    <style:style style:name="P28" style:family="paragraph">
      <loext:graphic-properties draw:fill-color="#000000"/>
      <style:paragraph-properties fo:text-align="center"/>
      <style:text-properties fo:color="#ffffff"/>
    </style:style>
    <style:style style:name="P29" style:family="paragraph">
      <loext:graphic-properties draw:fill="none" draw:fill-color="#000000"/>
      <style:paragraph-properties fo:text-align="center"/>
      <style:text-properties fo:color="#ffffff"/>
    </style:style>
    <style:style style:name="T1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ffff" fo:font-weight="bold" fo:background-color="transparent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ffffff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32pt" fo:language="fr" fo:country="FR"/>
    </style:style>
    <style:style style:name="T6" style:family="text">
      <style:text-properties fo:color="#ffffff" fo:font-size="32pt" fo:language="fr" fo:country="FR"/>
    </style:style>
    <style:style style:name="T7" style:family="text">
      <style:text-properties fo:color="#ffffff" style:font-name="PT Serif" fo:language="fr" fo:country="FR"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ffffff" style:font-name="Georgia" fo:font-size="44pt" fo:language="fr" fo:country="FR" style:font-size-asian="44pt" style:font-size-complex="44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ffffff" fo:font-size="14pt" style:font-size-asian="18pt" style:font-size-complex="18pt"/>
    </style:style>
    <style:style style:name="T12" style:family="text">
      <style:text-properties fo:color="#ffffff" style:font-name="Georgia" fo:font-size="32pt" fo:language="fr" fo:country="FR" style:font-size-asian="32pt" style:font-size-complex="32pt"/>
    </style:style>
    <style:style style:name="T13" style:family="text">
      <style:text-properties fo:language="fr" fo:country="FR"/>
    </style:style>
    <style:style style:name="T14" style:family="text">
      <style:text-properties fo:font-size="15pt" fo:language="fr" fo:country="FR"/>
    </style:style>
    <style:style style:name="T15" style:family="text">
      <style:text-properties fo:font-size="18pt" fo:language="fr" fo:country="FR" style:font-size-asian="18pt" style:font-size-complex="18pt"/>
    </style:style>
    <style:style style:name="T16" style:family="text">
      <style:text-properties style:text-underline-style="solid" style:text-underline-width="auto" style:text-underline-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>
        <office:forms form:automatic-focus="false" form:apply-design-mode="false"/>
        <draw:frame presentation:style-name="pr1" draw:text-style-name="P1" draw:layer="layout" svg:width="12.199cm" svg:height="2.55cm" svg:x="7.301cm" svg:y="0.475cm" presentation:class="subtitle" presentation:user-transformed="true">
          <draw:text-box>
            <text:p><text:span text:style-name="T1">WAVE MIRROR</text:span></text:p>
          </draw:text-box>
        </draw:frame>
        <draw:frame draw:style-name="gr1" draw:text-style-name="P2" draw:layer="layout" svg:width="5.5cm" svg:height="1.657cm" svg:x="22.5cm" svg:y="0.5cm">
          <draw:text-box>
            <text:p><text:span text:style-name="T2">PROJET SSI:</text:span></text:p>
            <text:p><text:span text:style-name="T2">2018-2019</text:span></text:p>
          </draw:text-box>
        </draw:frame>
        <draw:frame draw:style-name="gr2" draw:text-style-name="P3" draw:layer="layout" svg:width="10.5cm" svg:height="4.469cm" svg:x="0cm" svg:y="17.531cm">
          <draw:text-box>
            <text:list text:style-name="L1">
              <text:list-item>
                <text:p><text:span text:style-name="T3">FERRERE Guillyann</text:span></text:p>
              </text:list-item>
              <text:list-item>
                <text:p><text:span text:style-name="T3">PAUSE Julien</text:span></text:p>
              </text:list-item>
              <text:list-item>
                <text:p><text:span text:style-name="T3">GRONDIN Guillaume</text:span></text:p>
              </text:list-item>
              <text:list-item>
                <text:p><text:span text:style-name="T3">RALAMBOARIVONY Teddy</text:span>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eco-grey" presentation:presentation-page-layout-name="AL2T1">
        <office:forms form:automatic-focus="false" form:apply-design-mode="false"/>
        <draw:frame presentation:style-name="pr3" draw:text-style-name="P5" draw:layer="layout" svg:width="25.199cm" svg:height="4.225cm" svg:x="1.4cm" svg:y="0.478cm" presentation:class="title" presentation:user-transformed="true">
          <draw:text-box>
            <text:p><text:span text:style-name="T4"><text:line-break/></text:span><text:span text:style-name="T4">Problématique :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p><text:span text:style-name="T5"/></text:p>
            <text:p><text:span text:style-name="T5"/></text:p>
            <text:p><text:span text:style-name="T5"/></text:p>
            <text:p><text:span text:style-name="T6">Comment projeter une image en temps réel en utilisant des cylindres de couleurs contrastées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eco-grey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7">Bête à cornes</text:span></text:p>
          </draw:text-box>
        </draw:frame>
        <draw:custom-shape draw:style-name="gr4" draw:text-style-name="P9" xml:id="id1" draw:id="id1" draw:layer="layout" svg:width="5.718cm" svg:height="3.734cm" svg:x="5.5cm" svg:y="4cm">
          <text:p text:style-name="P8"><text:span text:style-name="T8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2" draw:id="id2" draw:layer="layout" svg:width="5.718cm" svg:height="3.734cm" svg:x="16.282cm" svg:y="4.087cm">
          <text:p text:style-name="P8"><text:span text:style-name="T8">Sujet réfléc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0.875cm" svg:height="5.992cm" svg:x="8.969cm" svg:y="9.384cm">
          <text:p text:style-name="P8"><text:span text:style-name="T8">Wave Mi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2.843cm" svg:height="2.779cm" svg:x="8.032cm" svg:y="17.721cm">
          <text:p text:style-name="P8"><text:span text:style-name="T8">Refléter une silhouette en temps réel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curve" draw:line-skew="1.452cm" svg:x1="8.359cm" svg:y1="7.734cm" svg:x2="19.141cm" svg:y2="7.821cm" draw:start-shape="id1" draw:start-glue-point="8" draw:end-shape="id2" draw:end-glue-point="8" svg:d="M8359 7734c0 3100 10782 3057 10782 87" svg:viewBox="0 0 10783 2321">
          <text:p/>
        </draw:connector>
        <draw:path draw:style-name="gr8" draw:text-style-name="P10" draw:layer="layout" svg:width="6.954cm" svg:height="7.515cm" draw:transform="skewX (0.0698131700797732) rotate (-0.963945345876469) translate (18.53125cm 8.86315789473684cm)" svg:viewBox="0 0 6955 7516" svg:d="M0 0h4440c4439 2 1651 7516 1651 7516">
          <text:p/>
        </draw:path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eco-grey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5cm" svg:y="0.994cm" presentation:class="title" presentation:user-transformed="true">
          <draw:text-box>
            <text:p><text:span text:style-name="T9">Diagramme pieuvre</text:span></text:p>
          </draw:text-box>
        </draw:frame>
        <draw:custom-shape draw:style-name="gr9" draw:text-style-name="P13" draw:layer="layout" svg:width="7.2cm" svg:height="2.6cm" svg:x="10.001cm" svg:y="8.201cm">
          <text:p text:style-name="P8">Wave mi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" draw:id="id3" draw:layer="layout" svg:width="5.901cm" svg:height="2cm" svg:x="1.5cm" svg:y="4cm">
          <text:p text:style-name="P8">Utilisateu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4" draw:layer="layout" svg:width="5.399cm" svg:height="2.401cm" svg:x="19.601cm" svg:y="4cm">
          <text:p text:style-name="P8">Energ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4" draw:id="id4" draw:layer="layout" svg:width="7cm" svg:height="2cm" svg:x="1cm" svg:y="11cm">
          <text:p text:style-name="P8">Environmen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3" draw:layer="layout" svg:width="5.967cm" svg:height="1.799cm" svg:x="19.033cm" svg:y="11.201cm">
          <text:p text:style-name="P8">Sup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6" draw:layer="layout" svg:width="1.366cm" svg:height="0.755cm" svg:x="18.401cm" svg:y="5.601cm">
          <draw:text-box>
            <text:p text:style-name="P15"><text:span text:style-name="T10">FC2</text:span></text:p>
          </draw:text-box>
        </draw:frame>
        <draw:frame draw:style-name="gr14" draw:text-style-name="P16" draw:layer="layout" svg:width="1.366cm" svg:height="0.755cm" svg:x="19.235cm" svg:y="10.446cm">
          <draw:text-box>
            <text:p text:style-name="P15"><text:span text:style-name="T10">FC3</text:span></text:p>
          </draw:text-box>
        </draw:frame>
        <draw:frame draw:style-name="gr14" draw:text-style-name="P16" draw:layer="layout" svg:width="1.366cm" svg:height="0.755cm" svg:x="6.635cm" svg:y="10.446cm">
          <draw:text-box>
            <text:p text:style-name="P15"><text:span text:style-name="T10">FC4</text:span></text:p>
          </draw:text-box>
        </draw:frame>
        <draw:connector draw:style-name="gr8" draw:text-style-name="P9" draw:layer="layout" draw:type="curve" draw:line-skew="2.199cm" svg:x1="7.401cm" svg:y1="5cm" svg:x2="8cm" svg:y2="12cm" draw:start-shape="id3" draw:start-glue-point="10" draw:end-shape="id4" draw:end-glue-point="10" svg:d="M7401 5000c4989 0 4689 7000 599 7000" svg:viewBox="0 0 3706 7001">
          <text:p/>
        </draw:connector>
        <draw:frame draw:style-name="gr14" draw:text-style-name="P16" draw:layer="layout" svg:width="1.366cm" svg:height="0.755cm" svg:x="6.201cm" svg:y="6.401cm">
          <draw:text-box>
            <text:p text:style-name="P15"><text:span text:style-name="T10">FC1</text:span></text:p>
          </draw:text-box>
        </draw:frame>
        <draw:frame draw:style-name="gr15" draw:text-style-name="P16" draw:layer="layout" svg:width="1.34cm" svg:height="0.755cm" svg:x="8.601cm" svg:y="4.601cm">
          <draw:text-box>
            <text:p text:style-name="P15"><text:span text:style-name="T10">FP1</text:span></text:p>
          </draw:text-box>
        </draw:frame>
        <draw:line draw:style-name="gr8" draw:text-style-name="P9" draw:layer="layout" svg:x1="7cm" svg:y1="5.5cm" svg:x2="10.5cm" svg:y2="9cm">
          <text:p/>
        </draw:line>
        <draw:line draw:style-name="gr8" draw:text-style-name="P9" draw:layer="layout" svg:x1="20.001cm" svg:y1="6.001cm" svg:x2="16cm" svg:y2="8.5cm">
          <text:p/>
        </draw:line>
        <draw:line draw:style-name="gr8" draw:text-style-name="P9" draw:layer="layout" svg:x1="19.401cm" svg:y1="11.601cm" svg:x2="17.001cm" svg:y2="10.001cm">
          <text:p/>
        </draw:line>
        <draw:line draw:style-name="gr16" draw:text-style-name="P9" draw:layer="layout" svg:x1="10cm" svg:y1="9.5cm" svg:x2="7.5cm" svg:y2="11.5cm">
          <text:p/>
        </draw:line>
        <draw:frame draw:style-name="gr17" draw:text-style-name="P17" draw:layer="layout" svg:width="15.821cm" svg:height="1.315cm" svg:x="1.001cm" svg:y="14.6cm">
          <draw:text-box>
            <text:p text:style-name="P15">FP1 : Refléter une silhouette en temps réel</text:p>
          </draw:text-box>
        </draw:frame>
        <draw:frame draw:style-name="gr18" draw:text-style-name="P17" draw:layer="layout" svg:width="16.499cm" svg:height="1.315cm" svg:x="1.001cm" svg:y="15.491cm">
          <draw:text-box>
            <text:p text:style-name="P15">FC1 : Permettre à l’utilisateur de se voir sur un miroir <text:s text:c="2"/></text:p>
          </draw:text-box>
        </draw:frame>
        <draw:frame draw:style-name="gr19" draw:text-style-name="P17" draw:layer="layout" svg:width="15.065cm" svg:height="1.315cm" svg:x="1.001cm" svg:y="17.209cm">
          <draw:text-box>
            <text:p text:style-name="P15">FC3 : Utiliser un support cylindriques contrastés <text:s text:c="2"/></text:p>
          </draw:text-box>
        </draw:frame>
        <draw:frame draw:style-name="gr20" draw:text-style-name="P17" draw:layer="layout" svg:width="13.881cm" svg:height="1.315cm" svg:x="1.001cm" svg:y="16.394cm">
          <draw:text-box>
            <text:p text:style-name="P15">FC2 : Utiliser une source d’énergie électrique </text:p>
          </draw:text-box>
        </draw:frame>
        <draw:frame draw:style-name="gr21" draw:text-style-name="P17" draw:layer="layout" svg:width="13.265cm" svg:height="1.315cm" svg:x="1.001cm" svg:y="18.185cm">
          <draw:text-box>
            <text:p text:style-name="P15"><text:span text:style-name="T8">FC4 : Être dans un espace éclairer intéri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eco-grey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5cm" svg:y="0.994cm" presentation:class="title" presentation:user-transformed="true">
          <draw:text-box>
            <text:p><text:span text:style-name="T9">Diagramme FAST</text:span></text:p>
          </draw:text-box>
        </draw:frame>
        <draw:custom-shape draw:style-name="gr22" draw:text-style-name="P18" xml:id="id5" draw:id="id5" draw:layer="layout" svg:width="4.975cm" svg:height="1.401cm" svg:x="2.025cm" svg:y="4.799cm">
          <text:p text:style-name="P8"><text:span text:style-name="T11">Refléter une</text:span></text:p>
          <text:p text:style-name="P8"><text:span text:style-name="T11"><text:s/></text:span><text:span text:style-name="T11">silhou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xml:id="id7" draw:id="id7" draw:layer="layout" svg:width="5cm" svg:height="1.4cm" svg:x="14cm" svg:y="4.8cm">
          <text:p text:style-name="P8"><text:span text:style-name="T11">Capturer</text:span><text:span text:style-name="T8"> </text:span><text:span text:style-name="T11">l’image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0" draw:id="id10" draw:layer="layout" svg:width="5cm" svg:height="1.4cm" svg:x="14cm" svg:y="6.8cm">
          <text:p text:style-name="P8"><text:span text:style-name="T11">Traiter l’image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xml:id="id8" draw:id="id8" draw:layer="layout" svg:width="5cm" svg:height="1.4cm" svg:x="20cm" svg:y="4.8cm">
          <text:p text:style-name="P8"><text:span text:style-name="T11">Camera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cm" svg:height="1.4cm" svg:x="20cm" svg:y="6.8cm">
          <text:p text:style-name="P8"><text:span text:style-name="T11">Raspberry Pi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5cm" svg:height="1.6cm" svg:x="8cm" svg:y="8.8cm">
          <text:p text:style-name="P8"><text:span text:style-name="T11">Commander les </text:span></text:p>
          <text:p text:style-name="P8"><text:span text:style-name="T11">servo-moteur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5cm" svg:height="1.6cm" svg:x="20cm" svg:y="8.8cm">
          <text:p text:style-name="P8"><text:span text:style-name="T11">Communication </text:span></text:p>
          <text:p text:style-name="P8"><text:span text:style-name="T11">I2C</text:span></text:p>
          <text:p text:style-name="P8"><text:span text:style-name="T11">Rasp. - Arduino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6" draw:id="id6" draw:layer="layout" svg:width="5cm" svg:height="1.4cm" svg:x="8cm" svg:y="4.8cm">
          <text:p text:style-name="P8"><text:span text:style-name="T11">Récupérer l’image</text:span></text:p>
          <text:p text:style-name="P8"><text:span text:style-name="T11">à affich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5cm" svg:height="1.8cm" svg:x="14cm" svg:y="8.775cm">
          <text:p text:style-name="P8"><text:span text:style-name="T11">Récupérer informations</text:span></text:p>
          <text:p text:style-name="P8"><text:span text:style-name="T11">image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2" draw:id="id12" draw:layer="layout" svg:width="5cm" svg:height="1.4cm" svg:x="14cm" svg:y="11cm">
          <text:p text:style-name="P8"><text:span text:style-name="T11">Traiter les </text:span></text:p>
          <text:p text:style-name="P8"><text:span text:style-name="T11">information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cm" svg:height="1.4cm" svg:x="20cm" svg:y="11cm">
          <text:p text:style-name="P8"><text:span text:style-name="T11">Arduino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13" draw:id="id13" draw:layer="layout" svg:width="5cm" svg:height="1.6cm" svg:x="14cm" svg:y="13cm">
          <text:p text:style-name="P8"><text:span text:style-name="T11">Envoyer Infos</text:span></text:p>
          <text:p text:style-name="P8"><text:span text:style-name="T11">servo-moteurs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4.9cm" svg:height="1.6cm" svg:x="20cm" svg:y="13cm">
          <text:p text:style-name="P8"><text:span text:style-name="T11">Communication</text:span></text:p>
          <text:p text:style-name="P8"><text:span text:style-name="T11">I2C</text:span></text:p>
          <text:p text:style-name="P8"><text:span text:style-name="T11">Arduino – Serv</text:span><text:span text:style-name="T8">.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5cm" svg:height="1.5cm" svg:x="8cm" svg:y="15.2cm">
          <text:p text:style-name="P8"><text:span text:style-name="T11">Afficher l’image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5.025cm" svg:height="1.475cm" svg:x="14cm" svg:y="15.225cm">
          <text:p text:style-name="P8"><text:span text:style-name="T11">Faire tourner </text:span></text:p>
          <text:p text:style-name="P8"><text:span text:style-name="T11">les cylind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8" draw:layer="layout" svg:width="5.1cm" svg:height="1.5cm" svg:x="19.9cm" svg:y="15.2cm">
          <text:p text:style-name="P8"><text:span text:style-name="T11">Servo-moteur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15" draw:id="id15" draw:layer="layout" svg:width="5cm" svg:height="1.6cm" svg:x="14cm" svg:y="17.4cm">
          <text:p text:style-name="P8"><text:span text:style-name="T11">Reproduire l’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5cm" svg:height="1.6cm" svg:x="19.9cm" svg:y="17.4cm">
          <text:p text:style-name="P8"><text:span text:style-name="T11">Cylindres</text:span></text:p>
          <text:p text:style-name="P8"><text:span text:style-name="T11">contrastées</text:span></text:p>
          <draw:enhanced-geometry svg:viewBox="0 0 21600 21600" draw:type="rectangle" draw:enhanced-path="M 0 0 L 21600 0 21600 21600 0 21600 0 0 Z N"/>
        </draw:custom-shape>
        <draw:connector draw:style-name="gr30" draw:text-style-name="P19" draw:layer="layout" svg:x1="7cm" svg:y1="5.499cm" svg:x2="8cm" svg:y2="5.5cm" draw:start-shape="id5" draw:start-glue-point="1" draw:end-shape="id6" draw:end-glue-point="3" svg:d="M7000 5499h500v1h500" svg:viewBox="0 0 1001 2">
          <text:p/>
        </draw:connector>
        <draw:connector draw:style-name="gr30" draw:text-style-name="P19" xml:id="id9" draw:id="id9" draw:layer="layout" svg:x1="13cm" svg:y1="5.5cm" svg:x2="14cm" svg:y2="5.5cm" draw:start-shape="id6" draw:start-glue-point="1" draw:end-shape="id7" draw:end-glue-point="3" svg:d="M13000 5500h1000" svg:viewBox="0 0 1001 1">
          <text:p/>
        </draw:connector>
        <draw:connector draw:style-name="gr30" draw:text-style-name="P19" draw:layer="layout" svg:x1="19cm" svg:y1="5.5cm" svg:x2="20cm" svg:y2="5.5cm" draw:start-shape="id7" draw:start-glue-point="1" draw:end-shape="id8" draw:end-glue-point="3" svg:d="M19000 5500h1000" svg:viewBox="0 0 1001 1">
          <text:p/>
        </draw:connector>
        <draw:line draw:style-name="gr31" draw:text-style-name="P10" xml:id="id11" draw:id="id11" draw:layer="layout" svg:x1="13cm" svg:y1="9.8cm" svg:x2="14cm" svg:y2="9.8cm">
          <text:p/>
        </draw:line>
        <draw:line draw:style-name="gr31" draw:text-style-name="P10" draw:layer="layout" svg:x1="19cm" svg:y1="9.8cm" svg:x2="20cm" svg:y2="9.8cm">
          <text:p/>
        </draw:line>
        <draw:line draw:style-name="gr31" draw:text-style-name="P10" draw:layer="layout" svg:x1="19cm" svg:y1="11.8cm" svg:x2="20cm" svg:y2="11.8cm">
          <text:p/>
        </draw:line>
        <draw:line draw:style-name="gr31" draw:text-style-name="P10" draw:layer="layout" svg:x1="19cm" svg:y1="13.8cm" svg:x2="20cm" svg:y2="13.8cm">
          <text:p/>
        </draw:line>
        <draw:line draw:style-name="gr31" draw:text-style-name="P10" xml:id="id14" draw:id="id14" draw:layer="layout" svg:x1="13cm" svg:y1="16cm" svg:x2="14cm" svg:y2="16cm">
          <text:p/>
        </draw:line>
        <draw:line draw:style-name="gr31" draw:text-style-name="P10" draw:layer="layout" svg:x1="19cm" svg:y1="18.3cm" svg:x2="19.9cm" svg:y2="18.3cm">
          <text:p/>
        </draw:line>
        <draw:line draw:style-name="gr31" draw:text-style-name="P10" draw:layer="layout" svg:x1="19cm" svg:y1="15.9cm" svg:x2="19.9cm" svg:y2="15.9cm">
          <text:p/>
        </draw:line>
        <draw:line draw:style-name="gr31" draw:text-style-name="P10" draw:layer="layout" svg:x1="10.5cm" svg:y1="6.2cm" svg:x2="10.5cm" svg:y2="8.8cm">
          <text:p/>
        </draw:line>
        <draw:line draw:style-name="gr31" draw:text-style-name="P10" draw:layer="layout" svg:x1="10.5cm" svg:y1="10.4cm" svg:x2="10.5cm" svg:y2="15.2cm">
          <text:p/>
        </draw:line>
        <draw:connector draw:style-name="gr30" draw:text-style-name="P19" draw:layer="layout" draw:line-skew="1.05cm" svg:x1="13.5cm" svg:y1="5.5cm" svg:x2="14cm" svg:y2="7.5cm" draw:start-shape="id9" draw:start-glue-point="0" draw:end-shape="id10" draw:end-glue-point="3" svg:d="M13500 5500h23v2000h477" svg:viewBox="0 0 501 2001">
          <text:p/>
        </draw:connector>
        <draw:connector draw:style-name="gr30" draw:text-style-name="P19" draw:layer="layout" draw:line-skew="1.05cm" svg:x1="13.5cm" svg:y1="9.8cm" svg:x2="14cm" svg:y2="11.7cm" draw:start-shape="id11" draw:start-glue-point="0" draw:end-shape="id12" draw:end-glue-point="3" svg:d="M13500 9800h23v1900h477" svg:viewBox="0 0 501 1901">
          <text:p/>
        </draw:connector>
        <draw:connector draw:style-name="gr30" draw:text-style-name="P19" draw:layer="layout" draw:line-skew="1.05cm" svg:x1="13.5cm" svg:y1="9.8cm" svg:x2="14cm" svg:y2="13.8cm" draw:start-shape="id11" draw:start-glue-point="0" draw:end-shape="id13" draw:end-glue-point="3" svg:d="M13500 9800h23v4000h477" svg:viewBox="0 0 501 4001">
          <text:p/>
        </draw:connector>
        <draw:connector draw:style-name="gr30" draw:text-style-name="P19" draw:layer="layout" draw:line-skew="1.05cm" svg:x1="13.5cm" svg:y1="16cm" svg:x2="14cm" svg:y2="18.2cm" draw:start-shape="id14" draw:start-glue-point="0" draw:end-shape="id15" draw:end-glue-point="3" svg:d="M13500 16000h23v2200h477" svg:viewBox="0 0 501 2201">
          <text:p/>
        </draw:connector>
        <draw:line draw:style-name="gr31" draw:text-style-name="P10" draw:layer="layout" svg:x1="19cm" svg:y1="7.4cm" svg:x2="20cm" svg:y2="7.4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eco-grey" presentation:presentation-page-layout-name="AL2T1">
        <office:forms form:automatic-focus="false" form:apply-design-mode="false"/>
        <draw:frame presentation:style-name="pr6" draw:text-style-name="P21" draw:layer="layout" svg:width="25.199cm" svg:height="3.506cm" svg:x="1.5cm" svg:y="0.994cm" presentation:class="title" presentation:user-transformed="true">
          <draw:text-box>
            <text:p text:style-name="P20"><text:span text:style-name="T12">Chaîne d’information et chaîne d’énergie</text:span></text:p>
          </draw:text-box>
        </draw:frame>
        <draw:custom-shape draw:style-name="gr32" draw:text-style-name="P22" draw:layer="layout" svg:width="4.4cm" svg:height="2.764cm" svg:x="2.1cm" svg:y="7.369cm">
          <text:p text:style-name="P8"><text:span text:style-name="T13">ACQUÉRIR :</text:span></text:p>
          <text:p text:style-name="P8"><text:span text:style-name="T13"/></text:p>
          <text:p text:style-name="P8"><text:span text:style-name="T13">Caméra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4.4cm" svg:height="2.764cm" svg:x="8cm" svg:y="7.369cm">
          <text:p text:style-name="P8"><text:span text:style-name="T13">TRAITER :</text:span></text:p>
          <text:p text:style-name="P8"><text:span text:style-name="T13"/></text:p>
          <text:p text:style-name="P8"><text:span text:style-name="T13">Raspberry PI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5cm" svg:height="2.764cm" svg:x="20cm" svg:y="7.369cm">
          <text:p text:style-name="P8"><text:span text:style-name="T14">COMMUNIQUER :</text:span></text:p>
          <text:p text:style-name="P8"><text:span text:style-name="T14"/></text:p>
          <text:p text:style-name="P8"><text:span text:style-name="T14">Port série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5cm" svg:height="2.764cm" svg:x="1cm" svg:y="14.279cm">
          <text:p text:style-name="P8"><text:span text:style-name="T13">ALIMENTER :</text:span></text:p>
          <text:p text:style-name="P8"><text:span text:style-name="T13">Prise/</text:span></text:p>
          <text:p text:style-name="P8"><text:span text:style-name="T13">Générateur</text:span>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3.2cm" svg:height="7.5cm" svg:x="24.5cm" svg:y="12cm">
          <text:p text:style-name="P8"><text:span text:style-name="T15">ACTION :</text:span></text:p>
          <text:p text:style-name="P8"><text:span text:style-name="T13">Refléter </text:span></text:p>
          <text:p text:style-name="P8"><text:span text:style-name="T13">l’image</text:span></text:p>
          <text:p text:style-name="P8"><text:span text:style-name="T13">reçue par</text:span></text:p>
          <text:p text:style-name="P8"><text:span text:style-name="T13">la caméra</text:span></text:p>
          <text:p text:style-name="P8"><text:span text:style-name="T13"/></text:p>
          <draw:enhanced-geometry svg:viewBox="0 0 21600 21600" draw:type="rectangle" draw:enhanced-path="M 0 0 L 21600 0 21600 21600 0 21600 0 0 Z N"/>
        </draw:custom-shape>
        <draw:custom-shape draw:style-name="gr34" draw:text-style-name="P24" draw:layer="layout" svg:width="5cm" svg:height="2.764cm" svg:x="19cm" svg:y="14.279cm">
          <text:p text:style-name="P8"><text:span text:style-name="T14">TRANSMETTRE :</text:span></text:p>
          <text:p text:style-name="P8"><text:span text:style-name="T14"/></text:p>
          <text:p text:style-name="P8"><text:span text:style-name="T14">Hélices du servo-</text:span></text:p>
          <text:p text:style-name="P8"><text:span text:style-name="T14">moteur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5cm" svg:height="2.764cm" svg:x="13cm" svg:y="14.279cm">
          <text:p text:style-name="P8"><text:span text:style-name="T13">CONVERTIR :</text:span></text:p>
          <text:p text:style-name="P8"><text:span text:style-name="T13"/></text:p>
          <text:p text:style-name="P8"><text:span text:style-name="T13">Servo-moteur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xml:id="id17" draw:id="id17" draw:layer="layout" svg:width="5cm" svg:height="2.764cm" svg:x="7cm" svg:y="14.279cm">
          <text:p text:style-name="P8"><text:span text:style-name="T13">DISTRIBUER :</text:span></text:p>
          <text:p text:style-name="P8"><text:span text:style-name="T13"/></text:p>
          <text:p text:style-name="P8"><text:span text:style-name="T13">Shield I2C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xml:id="id16" draw:id="id16" draw:layer="layout" svg:width="4.4cm" svg:height="2.764cm" svg:x="14cm" svg:y="7.369cm">
          <text:p text:style-name="P8"><text:span text:style-name="T13">TRAITER :</text:span></text:p>
          <text:p text:style-name="P8"><text:span text:style-name="T13"/></text:p>
          <text:p text:style-name="P8"><text:span text:style-name="T13">Arduino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.1cm" svg:height="1.107cm" svg:x="25.741cm" svg:y="1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25" draw:layer="layout" svg:width="1cm" svg:height="1.287cm" svg:x="25.74cm" svg:y="10.7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26" draw:layer="layout" svg:width="9.7cm" svg:height="0.987cm" svg:x="9.2cm" svg:y="5.395cm">
          <text:p text:style-name="P8"><text:span text:style-name="T16">CHAÎNE D’INFORMA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8.1cm" svg:height="0.987cm" svg:x="9.8cm" svg:y="17.734cm">
          <text:p text:style-name="P8"><text:span text:style-name="T16">CHAÎNE D’ÉNERG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1cm" svg:height="0.395cm" svg:x="12cm" svg:y="15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5" draw:layer="layout" svg:width="1cm" svg:height="0.395cm" svg:x="6cm" svg:y="15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7" draw:layer="layout" svg:width="1cm" svg:height="0.395cm" svg:x="0cm" svg:y="15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5" draw:layer="layout" svg:width="2.925cm" svg:height="0.641cm" svg:x="25cm" svg:y="8.406cm">
          <text:p/>
          <draw:enhanced-geometry svg:viewBox="0 0 21600 21600" draw:text-areas="0 ?f0 ?f5 ?f2" draw:type="right-arrow" draw:modifiers="15831.204886174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5" draw:layer="layout" svg:width="1.6cm" svg:height="0.396cm" svg:x="18.4cm" svg:y="8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5" draw:layer="layout" svg:width="1.6cm" svg:height="0.395cm" svg:x="12.4cm" svg:y="8.5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5" draw:layer="layout" svg:width="1.5cm" svg:height="0.394cm" svg:x="6.5cm" svg:y="8.5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25" draw:layer="layout" svg:width="0.5cm" svg:height="0.395cm" svg:x="24cm" svg:y="15.6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5" draw:layer="layout" svg:width="1cm" svg:height="0.395cm" svg:x="18cm" svg:y="15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8" draw:layer="layout" svg:width="0.1cm" svg:height="0.001cm" svg:x="11.1cm" svg:y="12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6" draw:text-style-name="P29" draw:layer="layout" draw:type="curve" svg:x1="16.2cm" svg:y1="10.133cm" svg:x2="9.5cm" svg:y2="14.279cm" draw:start-shape="id16" draw:start-glue-point="2" draw:end-shape="id17" draw:end-glue-point="0" svg:d="M16200 10133c0 3109-6700 1037-6700 4146" svg:viewBox="0 0 6701 4147">
          <text:p/>
        </draw:connector>
        <draw:custom-shape draw:style-name="gr43" draw:text-style-name="P25" draw:layer="layout" svg:width="1.5cm" svg:height="0.394cm" svg:x="0.6cm" svg:y="8.5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T Serif" svg:font-family="'PT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2D50000022B9E0EB5A758693C13.jpg" xlink:type="simple" xlink:show="embed" xlink:actuate="onLoad"/>
    <draw:fill-image draw:name="Empty" xlink:href="Pictures/10000000000000080000000804B398AF1D13287F.png" xlink:type="simple" xlink:show="embed" xlink:actuate="onLoad"/>
    <draw:fill-image draw:name="ashapes9" xlink:href="Pictures/1000000000000320000002585662266187D70BF2.png" xlink:type="simple" xlink:show="embed" xlink:actuate="onLoad"/>
    <draw:fill-image draw:name="reo_25_20veo_5f_1280x1024_5f_5" draw:display-name="reo%20veo_1280x1024_5" xlink:href="Pictures/10000000000005000000032014154B320ABAE6A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2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7cm" fo:margin-right="0cm" fo:margin-top="0cm" fo:margin-bottom="0.498cm" fo:text-indent="-0.897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4cm" fo:margin-right="0cm" fo:margin-top="0cm" fo:margin-bottom="0.398cm" fo:text-indent="-0.79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cm" fo:margin-right="0cm" fo:margin-top="0cm" fo:margin-bottom="0.297cm" fo:text-indent="-0.597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85cm" fo:margin-right="0cm" fo:margin-top="0cm" fo:margin-bottom="0.197cm" fo:text-indent="-0.597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1cm" fo:margin-right="0cm" fo:margin-top="0cm" fo:margin-bottom="0.097cm" fo:text-indent="-0.597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78cm" fo:margin-right="0cm" fo:margin-top="0cm" fo:margin-bottom="0.097cm" fo:text-indent="-0.597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74cm" fo:margin-right="0cm" fo:margin-top="0cm" fo:margin-bottom="0.097cm" fo:text-indent="-0.597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72cm" fo:margin-right="0cm" fo:margin-top="0cm" fo:margin-bottom="0.097cm" fo:text-indent="-0.597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68cm" fo:margin-right="0cm" fo:margin-top="0cm" fo:margin-bottom="0.097cm" fo:text-indent="-0.597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co-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co-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co-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office:forms form:automatic-focus="false" form:apply-design-mode="false"/>
      <draw:frame presentation:style-name="lyt-brown-title" draw:layer="backgroundobjects" svg:width="25.199cm" svg:height="3.505cm" svg:x="1.4cm" svg:y="0.836cm" presentation:class="title" presentation:placeholder="true">
        <draw:text-box/>
      </draw:frame>
      <draw:frame presentation:style-name="lyt-brown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co-grey" style:page-layout-name="PM1" draw:style-name="Mdp2">
      <office:forms form:automatic-focus="false" form:apply-design-mode="false"/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Windows_X86_64 LibreOffice_project/686f202eff87ef707079aeb7f485847613344eb7</meta:generator>
    <dc:title>lyt-brown</dc:title>
    <dc:description>Presentation Layout Template</dc:description>
    <meta:creation-date>2018-09-10T13:58:45.984952000</meta:creation-date>
    <dc:language>en-US</dc:language>
    <meta:editing-cycles>6</meta:editing-cycles>
    <meta:editing-duration>PT58M7S</meta:editing-duration>
    <dc:date>2018-09-17T15:16:27.760000000</dc:date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